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RW Bookman" fo:font-weight="bold" officeooo:rsid="00138015" officeooo:paragraph-rsid="00138015" style:font-weight-asian="bold" style:font-weight-complex="bold"/>
    </style:style>
    <style:style style:name="P2" style:family="paragraph" style:parent-style-name="Standard">
      <style:text-properties fo:color="#000000" style:font-name="URW Bookman" fo:font-weight="bold" officeooo:rsid="00150eb7" officeooo:paragraph-rsid="00150eb7" style:font-weight-asian="bold" style:font-weight-complex="bold"/>
    </style:style>
    <style:style style:name="P3" style:family="paragraph" style:parent-style-name="Standard">
      <style:text-properties style:font-name="URW Bookman" officeooo:rsid="00138015" officeooo:paragraph-rsid="00138015"/>
    </style:style>
    <style:style style:name="P4" style:family="paragraph" style:parent-style-name="Standard">
      <style:text-properties style:font-name="URW Bookman" fo:font-weight="bold" officeooo:rsid="00138015" officeooo:paragraph-rsid="00138015" style:font-weight-asian="bold" style:font-weight-complex="bold"/>
    </style:style>
    <style:style style:name="P5" style:family="paragraph" style:parent-style-name="Standard">
      <style:text-properties fo:color="#00a933" style:font-name="URW Bookman" fo:font-weight="bold" officeooo:rsid="00138015" officeooo:paragraph-rsid="00138015" style:font-weight-asian="bold" style:font-weight-complex="bold"/>
    </style:style>
    <style:style style:name="P6" style:family="paragraph" style:parent-style-name="Standard">
      <style:text-properties fo:color="#00a933" style:font-name="URW Bookman" fo:font-weight="bold" officeooo:rsid="00150eb7" officeooo:paragraph-rsid="00150eb7" style:font-weight-asian="bold" style:font-weight-complex="bold"/>
    </style:style>
    <style:style style:name="P7" style:family="paragraph" style:parent-style-name="Standard">
      <style:text-properties fo:color="#c9211e" style:font-name="URW Bookman" fo:font-weight="bold" officeooo:rsid="00138015" officeooo:paragraph-rsid="00138015" style:font-weight-asian="bold" style:font-weight-complex="bold"/>
    </style:style>
    <style:style style:name="P8" style:family="paragraph" style:parent-style-name="Standard">
      <style:text-properties fo:color="#c9211e" style:font-name="URW Bookman" fo:font-weight="bold" officeooo:rsid="00150eb7" officeooo:paragraph-rsid="00150eb7" style:font-weight-asian="bold" style:font-weight-complex="bold"/>
    </style:style>
    <style:style style:name="T1" style:family="text">
      <style:text-properties officeooo:rsid="00149068"/>
    </style:style>
    <style:style style:name="T2" style:family="text">
      <style:text-properties officeooo:rsid="00161e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ext:p text:style-name="P3"/>
      <text:p text:style-name="P1">#include&lt;iostream&gt;</text:p>
      <text:p text:style-name="P1">#include&lt;string&gt;</text:p>
      <text:p text:style-name="P1">using namespace std;</text:p>
      <text:p text:style-name="P1">class student</text:p>
      <text:p text:style-name="P1">{</text:p>
      <text:p text:style-name="P1"><text:tab/>int s_id;</text:p>
      <text:p text:style-name="P1"><text:tab/>string s_name;</text:p>
      <text:p text:style-name="P1"><text:tab/>string s_branch;</text:p>
      <text:p text:style-name="P1"><text:tab/>string s_college;</text:p>
      <text:p text:style-name="P1">public:</text:p>
      <text:p text:style-name="P1"><text:tab/>void read(int ,string ,string ,string);</text:p>
      <text:p text:style-name="P1"><text:tab/>void display();</text:p>
      <text:p text:style-name="P1">};</text:p>
      <text:p text:style-name="P1">void student::read(int x,string y,string z,string r)</text:p>
      <text:p text:style-name="P1">{</text:p>
      <text:p text:style-name="P1"><text:tab/>this-&gt;s_id=x;</text:p>
      <text:p text:style-name="P1"><text:tab/>this-&gt;s_name=y;</text:p>
      <text:p text:style-name="P1"><text:tab/>this-&gt;s_branch=z;</text:p>
      <text:p text:style-name="P1"><text:tab/>this-&gt;s_college=r;</text:p>
      <text:p text:style-name="P1">}</text:p>
      <text:p text:style-name="P1"/>
      <text:p text:style-name="P1">void student::display()</text:p>
      <text:p text:style-name="P1">{</text:p>
      <text:p text:style-name="P1"><text:tab/>cout&lt;&lt;"ID of the Student"&lt;&lt;this-&gt;s_id&lt;&lt;endl;</text:p>
      <text:p text:style-name="P1"><text:tab/>cout&lt;&lt;"Name of the Student"&lt;&lt;this-&gt;s_name&lt;&lt;endl;</text:p>
      <text:p text:style-name="P1"><text:tab/>cout&lt;&lt;"Branch of the Student"&lt;&lt;this-&gt;s_branch&lt;&lt;endl;</text:p>
      <text:p text:style-name="P1"><text:tab/>cout&lt;&lt;"Name of the college"&lt;&lt;this-&gt;s_college&lt;&lt;endl;<text:tab/></text:p>
      <text:p text:style-name="P1">}</text:p>
      <text:p text:style-name="P1"/>
      <text:p text:style-name="P1">int main()</text:p>
      <text:p text:style-name="P1">{</text:p>
      <text:p text:style-name="P1"><text:tab/>student a[5];</text:p>
      <text:p text:style-name="P1"><text:tab/>int x,i;</text:p>
      <text:p text:style-name="P1"><text:tab/>string y,z,r;</text:p>
      <text:p text:style-name="P1"><text:tab/>cout&lt;&lt;"Student Details"&lt;&lt;endl;</text:p>
      <text:p text:style-name="P1"><text:tab/>for(i=0;i&lt;5;i++)</text:p>
      <text:p text:style-name="P1"><text:tab/>{</text:p>
      <text:p text:style-name="P1"><text:tab/><text:tab/>cout&lt;&lt;"Give the Details of the student "&lt;&lt;i+1&lt;&lt;":"&lt;&lt;endl;</text:p>
      <text:p text:style-name="P1"><text:tab/><text:tab/>cout&lt;&lt;"Enter the Id of the student:"&lt;&lt;endl;</text:p>
      <text:p text:style-name="P1"><text:tab/><text:tab/>cin&gt;&gt;x;</text:p>
      <text:p text:style-name="P1"><text:tab/><text:tab/>cout&lt;&lt;"Enter the Name of the student:"&lt;&lt;endl;</text:p>
      <text:p text:style-name="P1"><text:tab/><text:tab/>cin&gt;&gt;y;</text:p>
      <text:p text:style-name="P1"><text:tab/><text:tab/>cout&lt;&lt;"Enter the Branch of the student:"&lt;&lt;endl;</text:p>
      <text:p text:style-name="P1"><text:tab/><text:tab/>cin&gt;&gt;z;</text:p>
      <text:p text:style-name="P1"><text:tab/><text:tab/>cout&lt;&lt;"Enter the Name of the college:"&lt;&lt;endl;</text:p>
      <text:p text:style-name="P1"><text:tab/><text:tab/>cin&gt;&gt;r;</text:p>
      <text:p text:style-name="P1"><text:tab/><text:tab/>a[i].read(x,y,z,r);</text:p>
      <text:p text:style-name="P1"><text:tab/><text:tab/>cout&lt;&lt;endl;</text:p>
      <text:p text:style-name="P1"><text:soft-page-break/><text:tab/>}</text:p>
      <text:p text:style-name="P1"><text:tab/>for(i=0;i&lt;5;i++)</text:p>
      <text:p text:style-name="P1"><text:tab/>{</text:p>
      <text:p text:style-name="P1"><text:tab/><text:tab/>cout&lt;&lt;endl;</text:p>
      <text:p text:style-name="P1"><text:tab/><text:tab/>cout&lt;&lt;"The Detail of student "&lt;&lt;i+1&lt;&lt;":"&lt;&lt;endl;</text:p>
      <text:p text:style-name="P1"><text:tab/><text:tab/>a[i].display();</text:p>
      <text:p text:style-name="P1"><text:tab/>}</text:p>
      <text:p text:style-name="P1"><text:tab/>return 0;</text:p>
      <text:p text:style-name="P1">}</text:p>
      <text:p text:style-name="P3"><text:tab/></text:p>
      <text:p text:style-name="P7"><text:s/><text:span text:style-name="T1">OUTPUT:</text:span></text:p>
      <text:p text:style-name="P5"/>
      <text:p text:style-name="P5">Student Details1:</text:p>
      <text:p text:style-name="P5">Give the Details of the student 1:</text:p>
      <text:p text:style-name="P5">Enter the Id of the student:</text:p>
      <text:p text:style-name="P5">23</text:p>
      <text:p text:style-name="P5">Enter the Name of the student:</text:p>
      <text:p text:style-name="P5">prathvi</text:p>
      <text:p text:style-name="P5">Enter the Branch of the student:</text:p>
      <text:p text:style-name="P5">ise</text:p>
      <text:p text:style-name="P5">Enter the Name of the college:</text:p>
      <text:p text:style-name="P5">bms</text:p>
      <text:p text:style-name="P5">Give the Details of the student 2:</text:p>
      <text:p text:style-name="P5">Enter the Id of the student:</text:p>
      <text:p text:style-name="P5">46</text:p>
      <text:p text:style-name="P5">Enter the Name of the student:</text:p>
      <text:p text:style-name="P5">pranava</text:p>
      <text:p text:style-name="P5">Enter the Branch of the student:</text:p>
      <text:p text:style-name="P5">cse</text:p>
      <text:p text:style-name="P5">Enter the Name of the college:</text:p>
      <text:p text:style-name="P5">pes</text:p>
      <text:p text:style-name="P5">Give the Details of the student 3:</text:p>
      <text:p text:style-name="P5">Enter the Id of the student:</text:p>
      <text:p text:style-name="P5">78</text:p>
      <text:p text:style-name="P5">Enter the Name of the student:</text:p>
      <text:p text:style-name="P5">praneetha</text:p>
      <text:p text:style-name="P5">Enter the Branch of the student:</text:p>
      <text:p text:style-name="P5">ece</text:p>
      <text:p text:style-name="P5">Enter the Name of the college:</text:p>
      <text:p text:style-name="P5">rv</text:p>
      <text:p text:style-name="P5">Give the Details of the student 4:</text:p>
      <text:p text:style-name="P5">Enter the Id of the student:</text:p>
      <text:p text:style-name="P5">35</text:p>
      <text:p text:style-name="P5">Enter the Name of the student:</text:p>
      <text:p text:style-name="P5">pradeep</text:p>
      <text:p text:style-name="P5">Enter the Branch of the student:</text:p>
      <text:p text:style-name="P5">cse</text:p>
      <text:p text:style-name="P5">Enter the Name of the college:</text:p>
      <text:p text:style-name="P5">bit</text:p>
      <text:p text:style-name="P5">Give the Details of the student 5:</text:p>
      <text:p text:style-name="P5"><text:soft-page-break/>Enter the Id of the student:</text:p>
      <text:p text:style-name="P5">25</text:p>
      <text:p text:style-name="P5">Enter the Name of the student:</text:p>
      <text:p text:style-name="P5">manju</text:p>
      <text:p text:style-name="P5">Enter the Branch of the student:</text:p>
      <text:p text:style-name="P5">me</text:p>
      <text:p text:style-name="P5">Enter the Name of the college:</text:p>
      <text:p text:style-name="P5">nims</text:p>
      <text:p text:style-name="P5"/>
      <text:p text:style-name="P5">The Detail of student 1:</text:p>
      <text:p text:style-name="P5">ID of the Student 23</text:p>
      <text:p text:style-name="P5">Name of the Student prathvi</text:p>
      <text:p text:style-name="P5">Branch of the Student ise</text:p>
      <text:p text:style-name="P5">Name of the college bms</text:p>
      <text:p text:style-name="P5"/>
      <text:p text:style-name="P5">The Detail of student 2:</text:p>
      <text:p text:style-name="P5">ID of the Student 46</text:p>
      <text:p text:style-name="P5">Name of the Student pranava</text:p>
      <text:p text:style-name="P5">Branch of the Student cse</text:p>
      <text:p text:style-name="P5">Name of the college pes</text:p>
      <text:p text:style-name="P5"/>
      <text:p text:style-name="P5">The Detail of student 3:</text:p>
      <text:p text:style-name="P5">ID of the Student 78</text:p>
      <text:p text:style-name="P5">Name of the Student praneetha</text:p>
      <text:p text:style-name="P5">Branch of the Student ece</text:p>
      <text:p text:style-name="P5">Name of the college rv</text:p>
      <text:p text:style-name="P5"/>
      <text:p text:style-name="P5">The Detail of student 4:</text:p>
      <text:p text:style-name="P5">ID of the Student 35</text:p>
      <text:p text:style-name="P5">Name of the Student pradeep</text:p>
      <text:p text:style-name="P5">Branch of the Student cse</text:p>
      <text:p text:style-name="P5">Name of the college bit</text:p>
      <text:p text:style-name="P5"/>
      <text:p text:style-name="P5">The Detail of student 5:</text:p>
      <text:p text:style-name="P5">ID of the Student 25</text:p>
      <text:p text:style-name="P5">Name of the Student manju</text:p>
      <text:p text:style-name="P5">Branch of the Student me</text:p>
      <text:p text:style-name="P5">Name of the college nims</text:p>
      <text:p text:style-name="P5"/>
      <text:p text:style-name="P2">2 <text:span text:style-name="T2">And 3</text:span>.</text:p>
      <text:p text:style-name="P2"/>
      <text:p text:style-name="P2">#include&lt;iostream&gt;</text:p>
      <text:p text:style-name="P2">using namespace std;</text:p>
      <text:p text:style-name="P2">class myfun</text:p>
      <text:p text:style-name="P2">{</text:p>
      <text:p text:style-name="P2"><text:tab/>int p;</text:p>
      <text:p text:style-name="P2"><text:tab/>int q;</text:p>
      <text:p text:style-name="P2">public:</text:p>
      <text:p text:style-name="P2"><text:tab/>void read(int x,int y) </text:p>
      <text:p text:style-name="P2"><text:tab/>{</text:p>
      <text:p text:style-name="P2"><text:soft-page-break/><text:tab/><text:tab/>this-&gt;p=x;</text:p>
      <text:p text:style-name="P2"><text:tab/><text:tab/>this-&gt;q=y;</text:p>
      <text:p text:style-name="P2"><text:tab/>}</text:p>
      <text:p text:style-name="P2"><text:tab/>myfun add(myfun &amp;r)</text:p>
      <text:p text:style-name="P2"><text:tab/>{</text:p>
      <text:p text:style-name="P2"><text:tab/><text:tab/>myfun res;</text:p>
      <text:p text:style-name="P2"><text:tab/><text:tab/>res.p=this-&gt;p + r.p;</text:p>
      <text:p text:style-name="P2"><text:tab/><text:tab/>res.q=this-&gt;q + r.q;</text:p>
      <text:p text:style-name="P2"><text:tab/><text:tab/>return res;</text:p>
      <text:p text:style-name="P2"><text:tab/>}</text:p>
      <text:p text:style-name="P2"><text:tab/></text:p>
      <text:p text:style-name="P2"><text:tab/>void display()</text:p>
      <text:p text:style-name="P2"><text:tab/>{</text:p>
      <text:p text:style-name="P2"><text:tab/><text:tab/>cout&lt;&lt;"---------------------"&lt;&lt;endl;</text:p>
      <text:p text:style-name="P2"><text:tab/><text:tab/>cout&lt;&lt;"a="&lt;&lt;this-&gt;p&lt;&lt;endl&lt;&lt;"b="&lt;&lt;this-&gt;q&lt;&lt;endl;</text:p>
      <text:p text:style-name="P2"><text:tab/>}</text:p>
      <text:p text:style-name="P2">};</text:p>
      <text:p text:style-name="P2"/>
      <text:p text:style-name="P2">int main()</text:p>
      <text:p text:style-name="P2">{</text:p>
      <text:p text:style-name="P2"><text:tab/>myfun a,b,r;</text:p>
      <text:p text:style-name="P2"><text:tab/>int x,y;</text:p>
      <text:p text:style-name="P2"><text:tab/>cout&lt;&lt;"Enter the first two value : ";</text:p>
      <text:p text:style-name="P2"><text:tab/>cin&gt;&gt;x&gt;&gt;y;</text:p>
      <text:p text:style-name="P2"><text:tab/>a.read(x,y);</text:p>
      <text:p text:style-name="P2"><text:tab/>cout&lt;&lt;"Enter the second two value : ";</text:p>
      <text:p text:style-name="P2"><text:tab/>cin&gt;&gt;x&gt;&gt;y;</text:p>
      <text:p text:style-name="P2"><text:tab/>b.read(x,y);</text:p>
      <text:p text:style-name="P2"><text:tab/>r=a.add(b);</text:p>
      <text:p text:style-name="P2"><text:tab/>r.display();</text:p>
      <text:p text:style-name="P2"><text:tab/>return 0;</text:p>
      <text:p text:style-name="P2">}</text:p>
      <text:p text:style-name="P2"><text:tab/></text:p>
      <text:p text:style-name="P2"><text:tab/></text:p>
      <text:p text:style-name="P8">OUTPUT:</text:p>
      <text:p text:style-name="P8"/>
      <text:p text:style-name="P6">Enter the first two value : 3 4</text:p>
      <text:p text:style-name="P6">Enter the second two value : 5 6</text:p>
      <text:p text:style-name="P6">---------------------</text:p>
      <text:p text:style-name="P6">a=8</text:p>
      <text:p text:style-name="P6">b=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09:53.008100536</meta:creation-date>
    <dc:date>2020-10-04T19:46:08.683217063</dc:date>
    <meta:editing-duration>PT29M2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4" meta:paragraph-count="178" meta:word-count="521" meta:character-count="3160" meta:non-whitespace-character-count="2716"/>
  </office:meta>
</office:document-meta>
</file>